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771" officeooo:paragraph-rsid="0000b771"/>
    </style:style>
    <style:style style:name="P2" style:family="paragraph" style:parent-style-name="Standard">
      <style:text-properties officeooo:rsid="0000b771" officeooo:paragraph-rsid="0000b771"/>
    </style:style>
    <style:style style:name="P3" style:family="paragraph" style:parent-style-name="Standard">
      <style:text-properties officeooo:rsid="0001d41b" officeooo:paragraph-rsid="0001d41b"/>
    </style:style>
    <style:style style:name="T1" style:family="text">
      <style:text-properties officeooo:rsid="0001d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git it can start</text:p>
      <text:p text:style-name="P1"><text:s/><text:span text:style-name="T1">how are you </text:span></text:p>
      <text:p text:style-name="P3">what is statu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12-30T17:39:24.001000000</dc:date>
    <meta:editing-duration>PT26S</meta:editing-duration>
    <meta:editing-cycles>2</meta:editing-cycles>
    <meta:document-statistic meta:table-count="0" meta:image-count="0" meta:object-count="0" meta:page-count="1" meta:paragraph-count="3" meta:word-count="11" meta:character-count="50" meta:non-whitespace-character-count="39"/>
  </office:meta>
</office:document-meta>
</file>